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f88a6" officeooo:paragraph-rsid="001f88a6"/>
    </style:style>
    <style:style style:name="P2" style:family="paragraph" style:parent-style-name="Standard">
      <style:paragraph-properties fo:line-height="115%" fo:text-align="justify" style:justify-single-word="false"/>
      <style:text-properties officeooo:paragraph-rsid="001ef6a6"/>
    </style:style>
    <style:style style:name="P3" style:family="paragraph" style:parent-style-name="Standard">
      <style:paragraph-properties fo:line-height="115%" fo:text-align="justify" style:justify-single-word="false"/>
      <style:text-properties fo:color="#0066b3" officeooo:rsid="001f88a6" officeooo:paragraph-rsid="001f88a6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fo:font-size="14pt" fo:font-weight="bold" officeooo:rsid="001b2f4a" officeooo:paragraph-rsid="001b2f4a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9846in" fo:margin-right="0in" fo:line-height="115%" fo:text-align="justify" style:justify-single-word="false" fo:text-indent="0in" style:auto-text-indent="false"/>
      <style:text-properties fo:color="#000000" fo:font-size="14pt" fo:font-weight="bold" officeooo:rsid="001f88a6" officeooo:paragraph-rsid="001f88a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officeooo:paragraph-rsid="001b2f4a"/>
    </style:style>
    <style:style style:name="P7" style:family="paragraph" style:parent-style-name="Text_20_body">
      <style:paragraph-properties fo:text-align="justify" style:justify-single-word="false"/>
      <style:text-properties officeooo:rsid="001e8c85" officeooo:paragraph-rsid="001e8c85"/>
    </style:style>
    <style:style style:name="P8" style:family="paragraph" style:parent-style-name="Text_20_body">
      <style:paragraph-properties fo:line-height="115%" fo:text-align="justify" style:justify-single-word="false"/>
      <style:text-properties officeooo:rsid="001e8c85" officeooo:paragraph-rsid="001fa23d"/>
    </style:style>
    <style:style style:name="P9" style:family="paragraph" style:parent-style-name="Text_20_body">
      <style:paragraph-properties fo:line-height="115%" fo:text-align="justify" style:justify-single-word="false"/>
      <style:text-properties officeooo:paragraph-rsid="001f88a6"/>
    </style:style>
    <style:style style:name="T1" style:family="text">
      <style:text-properties officeooo:rsid="001d1c10"/>
    </style:style>
    <style:style style:name="T2" style:family="text">
      <style:text-properties fo:color="#0066b3"/>
    </style:style>
    <style:style style:name="T3" style:family="text">
      <style:text-properties officeooo:rsid="001ef6a6"/>
    </style:style>
    <style:style style:name="T4" style:family="text">
      <style:text-properties fo:color="#7da7d8"/>
    </style:style>
    <style:style style:name="T5" style:family="text">
      <style:text-properties fo:color="#ce181e"/>
    </style:style>
    <style:style style:name="T6" style:family="text">
      <style:text-properties fo:color="#ce181e" officeooo:rsid="001ef6a6"/>
    </style:style>
    <style:style style:name="T7" style:family="text">
      <style:text-properties officeooo:rsid="001f88a6"/>
    </style:style>
    <style:style style:name="T8" style:family="text">
      <style:text-properties officeooo:rsid="001fa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t and print the address of a variable using pointers</text:p>
      <text:p text:style-name="P4"/>
      <text:p text:style-name="P6"><text:span text:style-name="T1">we declare variables in C programming language. we will try to get the addresses of those variables </text:span>and to print the addresses of those variables using pointers.</text:p>
      <text:p text:style-name="P6">we will try to get the addresses of those three variables and put those addresses into variables that are called pointers.</text:p>
      <text:p text:style-name="P7">We will declare variables to get the addresses of variables</text:p>
      <text:p text:style-name="P7"><text:span text:style-name="T2">variable_type</text:span> <text:span text:style-name="T4">*</text:span> variable_get_address = <text:span text:style-name="T2">&amp;</text:span> <text:span text:style-name="T3">targeted</text:span>_variable_name;</text:p>
      <text:p text:style-name="P2"><text:span text:style-name="T3">The variable_get_address will get the address of the variable_type in memory, and the </text:span><text:span text:style-name="T6">address will begin with 0x <text:s/></text:span><text:span text:style-name="T5">meaning that the notation is hexadecimal</text:span>. <text:span text:style-name="T3">However, when we print <text:s/>variable_get_address, 0x will not be printed in the screen at the beginning of the address memory. Furthermore, the variable_get_address will </text:span><text:span text:style-name="T6">just</text:span><text:span text:style-name="T3"> </text:span><text:span text:style-name="T6">get the beginning of the memory location</text:span><text:span text:style-name="T3"> not its end.</text:span></text:p>
      <text:p text:style-name="P1">This variables are called pointers.</text:p>
      <text:p text:style-name="P1">We will print pointer variables with <text:span text:style-name="T2">printf</text:span> statement and by</text:p>
      <text:p text:style-name="P3">%p</text:p>
      <text:p text:style-name="P1"/>
      <text:p text:style-name="P5">Dereference a pointer: get the value stored at a specific address</text:p>
      <text:p text:style-name="P9"/>
      <text:p text:style-name="P9"><text:span text:style-name="T7">I could use a variable directly by using the name of that variable . </text:span>But I want to use address of <text:span text:style-name="T8">that variable</text:span>. I want to start from the address and go to that address and read what is at this specific address. And this is called dereferencing. <text:span text:style-name="T8">The below statement will do that task</text:span></text:p>
      <text:p text:style-name="P8"><text:span text:style-name="T4">*</text:span> variable_get_address</text:p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1:12:16.103067588</meta:creation-date>
    <dc:date>2019-04-08T22:42:54.064712421</dc:date>
    <meta:editing-duration>PT8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17" meta:character-count="1307" meta:non-whitespace-character-count="1100"/>
  </office:meta>
</office:document-meta>
</file>